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563in"/>
    </style:style>
    <style:style style:name="co3" style:family="table-column">
      <style:table-column-properties fo:break-before="auto" style:column-width="6.7118in"/>
    </style:style>
    <style:style style:name="co4" style:family="table-column">
      <style:table-column-properties fo:break-before="auto" style:column-width="1.8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Quantity for Project</text:p>
          </table:table-cell>
        </table:table-row>
        <table:table-row table:style-name="ro1">
          <table:table-cell/>
          <table:table-cell office:value-type="string" calcext:value-type="string">
            <text:p>Stepper Driver Module</text:p>
          </table:table-cell>
          <table:table-cell office:value-type="string" calcext:value-type="string">
            <text:p><text:a xlink:href="https://www.amazon.com/gp/product/B01FFGAKK8" xlink:type="simple">https://www.amazon.com/gp/product/B01FFGAKK8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I9341 Display Module</text:p>
          </table:table-cell>
          <table:table-cell office:value-type="string" calcext:value-type="string">
            <text:p><text:a xlink:href="https://www.amazon.com/gp/product/B073R7BH1B" xlink:type="simple">https://www.amazon.com/gp/product/B073R7BH1B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9850 DDS Module</text:p>
          </table:table-cell>
          <table:table-cell office:value-type="string" calcext:value-type="string">
            <text:p><text:a xlink:href="https://www.amazon.com/gp/product/B01J7XPWNU" xlink:type="simple">https://www.amazon.com/gp/product/B01J7XPWNU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axial connector for relay</text:p>
          </table:table-cell>
          <table:table-cell office:value-type="string" calcext:value-type="string">
            <text:p><text:a xlink:href="https://www.amazon.com/gp/product/B08Y7YWF3S" xlink:type="simple">https://www.amazon.com/gp/product/B08Y7YWF3S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nel mount fuse holder and fuses</text:p>
          </table:table-cell>
          <table:table-cell office:value-type="string" calcext:value-type="string">
            <text:p><text:a xlink:href="https://www.amazon.com/gp/product/B07VT4VRW7" xlink:type="simple">https://www.amazon.com/gp/product/B07VT4VRW7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tary encoders (not modules) with knobs</text:p>
          </table:table-cell>
          <table:table-cell office:value-type="string" calcext:value-type="string">
            <text:p><text:a xlink:href="https://www.amazon.com/gp/product/B07DM2YMT4" xlink:type="simple">https://www.amazon.com/gp/product/B07DM2YMT4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ushbuttons</text:p>
          </table:table-cell>
          <table:table-cell office:value-type="string" calcext:value-type="string">
            <text:p><text:a xlink:href="https://www.amazon.com/gp/product/B0752RMB7Q" xlink:type="simple">https://www.amazon.com/gp/product/B0752RMB7Q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ggle switch for on/off</text:p>
          </table:table-cell>
          <table:table-cell office:value-type="string" calcext:value-type="string">
            <text:p><text:a xlink:href="https://www.amazon.com/gp/product/B0799NSBHY" xlink:type="simple">https://www.amazon.com/gp/product/B0799NSBHY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tsink cooler fin for LM7805</text:p>
          </table:table-cell>
          <table:table-cell office:value-type="string" calcext:value-type="string">
            <text:p><text:a xlink:href="https://www.amazon.com/gp/product/B07MHT5KNP" xlink:type="simple">https://www.amazon.com/gp/product/B07MHT5KNP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8 pin IDC connector with ribbon cable for display</text:p>
          </table:table-cell>
          <table:table-cell office:value-type="string" calcext:value-type="string">
            <text:p><text:a xlink:href="https://www.amazon.com/gp/product/B07FKLHWT7" xlink:type="simple">https://www.amazon.com/gp/product/B07FKLHWT7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6 pin IDC connector with ribbon cable for push buttons and encoders</text:p>
          </table:table-cell>
          <table:table-cell office:value-type="string" calcext:value-type="string">
            <text:p><text:a xlink:href="https://www.amazon.com/gp/product/B075PLZK9X" xlink:type="simple">https://www.amazon.com/gp/product/B075PLZK9X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ST connectors</text:p>
          </table:table-cell>
          <table:table-cell office:value-type="string" calcext:value-type="string">
            <text:p><text:a xlink:href="https://www.amazon.com/gp/product/B01MCZE2HM" xlink:type="simple">https://www.amazon.com/gp/product/B01MCZE2HM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ST crimping tool</text:p>
          </table:table-cell>
          <table:table-cell office:value-type="string" calcext:value-type="string">
            <text:p><text:a xlink:href="https://www.amazon.com/gp/product/B01N4L8QMW" xlink:type="simple">https://www.amazon.com/gp/product/B01N4L8QM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anzon 1N5711, recommended diode</text:p>
          </table:table-cell>
          <table:table-cell office:value-type="string" calcext:value-type="string">
            <text:p><text:a xlink:href="https://www.amazon.com/gp/product/B079KJBVZV" xlink:type="simple">https://www.amazon.com/gp/product/B079KJBVZV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thernet to screw terminal board, used at antenna</text:p>
          </table:table-cell>
          <table:table-cell table:style-name="ce1" office:value-type="string" calcext:value-type="string">
            <text:p><text:a xlink:href="https://www.amazon.com/gp/product/B06XZ3BMTL" xlink:type="simple">https://www.amazon.com/gp/product/B06XZ3BMTL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t7 Ethernet Cable Outdoor rated</text:p>
          </table:table-cell>
          <table:table-cell office:value-type="string" calcext:value-type="string">
            <text:p>https://www.amazon.com/Outdoor-Ethernet-SNANSHI-1000Mbit-Waterproof/dp/B06ZZ1SKD6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ylon hardware kit for assembling enclosure</text:p>
          </table:table-cell>
          <table:table-cell office:value-type="string" calcext:value-type="string">
            <text:p>https://www.amazon.com/HVAZI-Metric-Phillips-Screws-Assortment/dp/B07DVD95YY?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hesive feet for controller enclosure</text:p>
          </table:table-cell>
          <table:table-cell office:value-type="string" calcext:value-type="string">
            <text:p>https://www.amazon.com/Bumper-Stopper-Protector-Adhesive-Headboard/dp/B0811DSRQ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25 foot BNC cable</text:p>
          </table:table-cell>
          <table:table-cell office:value-type="string" calcext:value-type="string">
            <text:p>https://www.amazon.com/gp/product/B00K4D19IU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lexiglas 10x10</text:p>
          </table:table-cell>
          <table:table-cell office:value-type="string" calcext:value-type="string">
            <text:p>https://www.amazon.com/gp/product/B089P1KZ44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rge pulley 5mm bore</text:p>
          </table:table-cell>
          <table:table-cell office:value-type="string" calcext:value-type="string">
            <text:p>https://www.amazon.com/gp/product/B09NNBQP9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 pulley 5mm bore</text:p>
          </table:table-cell>
          <table:table-cell office:value-type="string" calcext:value-type="string">
            <text:p>https://www.amazon.com/gp/product/B07DMWJJ6X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lt, 6mm width, 260mm length</text:p>
          </table:table-cell>
          <table:table-cell office:value-type="string" calcext:value-type="string">
            <text:p><text:a xlink:href="https://www.amazon.com/gp/product/B07B5Y4MGZ" xlink:type="simple">https://www.amazon.com/gp/product/B07B5Y4MGZ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mit switches</text:p>
          </table:table-cell>
          <table:table-cell office:value-type="string" calcext:value-type="string">
            <text:p><text:a xlink:href="https://www.amazon.com/gp/product/B08CDF3Q6T" xlink:type="simple">https://www.amazon.com/gp/product/B08CDF3Q6T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ylon bolts for antenna M8 30mm supports</text:p>
          </table:table-cell>
          <table:table-cell office:value-type="string" calcext:value-type="string">
            <text:p><text:a xlink:href="https://www.amazon.com/gp/product/B012TAVQJW" xlink:type="simple">https://www.amazon.com/gp/product/B012TAVQJW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bolts for tuner support brackets M8 40mm</text:p>
          </table:table-cell>
          <table:table-cell office:value-type="string" calcext:value-type="string">
            <text:p><text:a xlink:href="https://www.amazon.com/gp/product/B0936RBF53" xlink:type="simple">https://www.amazon.com/gp/product/B0936RBF53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bolts for enclosure</text:p>
          </table:table-cell>
          <table:table-cell office:value-type="string" calcext:value-type="string">
            <text:p><text:a xlink:href="https://www.amazon.com/gp/product/B07DVD95YY" xlink:type="simple">https://www.amazon.com/gp/product/B07DVD95YY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bolts 6mm used on tuner assembly</text:p>
          </table:table-cell>
          <table:table-cell office:value-type="string" calcext:value-type="string">
            <text:p><text:a xlink:href="https://www.amazon.com/gp/product/B07QWM86GX" xlink:type="simple">https://www.amazon.com/gp/product/B07QWM86GX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P switches</text:p>
          </table:table-cell>
          <table:table-cell office:value-type="string" calcext:value-type="string">
            <text:p><text:a xlink:href="https://www.amazon.com/gp/product/B07MH572VS" xlink:type="simple">https://www.amazon.com/gp/product/B07MH572VS</text:a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2:41:56.175615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08:15:06.892408013</meta:creation-date>
    <meta:generator>LibreOffice/6.4.7.2$Linux_X86_64 LibreOffice_project/40$Build-2</meta:generator>
    <dc:date>2022-05-21T15:19:49.623392567</dc:date>
    <meta:editing-duration>PT21H36M24S</meta:editing-duration>
    <meta:editing-cycles>17</meta:editing-cycles>
    <meta:document-statistic meta:table-count="1" meta:cell-count="84" meta:object-count="0"/>
  </office:meta>
</office:document-meta>
</file>